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hu" fo:country="HU" officeooo:rsid="005dc577" officeooo:paragraph-rsid="00115512"/>
    </style:style>
    <style:style style:name="P2" style:family="paragraph" style:parent-style-name="Text_20_body">
      <style:paragraph-properties fo:line-height="100%"/>
      <style:text-properties officeooo:paragraph-rsid="00115512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Consolas" fo:font-size="9pt" fo:language="hu" fo:country="HU" fo:font-style="normal" style:text-underline-style="none" fo:font-weight="bold" officeooo:paragraph-rsid="00115512" style:text-blinking="false" fo:background-color="#ffffff"/>
    </style:style>
    <style:style style:name="P4" style:family="paragraph" style:parent-style-name="Text_20_body">
      <style:paragraph-properties fo:line-height="100%"/>
      <style:text-properties fo:font-variant="normal" fo:text-transform="none" fo:color="#000088" style:text-line-through-style="none" style:text-line-through-type="none" style:font-name="Consolas" fo:font-size="9pt" fo:language="hu" fo:country="HU" fo:font-style="normal" style:text-underline-style="none" fo:font-weight="bold" officeooo:paragraph-rsid="00115512" style:text-blinking="false" fo:background-color="#ffffff"/>
    </style:style>
    <style:style style:name="P5" style:family="paragraph" style:parent-style-name="Text_20_body">
      <style:paragraph-properties fo:text-align="justify" style:justify-single-word="false"/>
      <style:text-properties fo:language="hu" fo:country="HU" officeooo:rsid="005cf6f3" officeooo:paragraph-rsid="00115512"/>
    </style:style>
    <style:style style:name="P6" style:family="paragraph" style:parent-style-name="Text_20_body">
      <style:paragraph-properties fo:text-align="justify" style:justify-single-word="false"/>
      <style:text-properties fo:language="hu" fo:country="HU" officeooo:rsid="005fdd38" officeooo:paragraph-rsid="00115512"/>
    </style:style>
    <style:style style:name="P7" style:family="paragraph" style:parent-style-name="Text_20_body">
      <style:paragraph-properties fo:text-align="justify" style:justify-single-word="false"/>
      <style:text-properties fo:language="hu" fo:country="HU" officeooo:rsid="00600d28" officeooo:paragraph-rsid="00115512"/>
    </style:style>
    <style:style style:name="P8" style:family="paragraph" style:parent-style-name="Text_20_body">
      <style:paragraph-properties fo:text-align="justify" style:justify-single-word="false"/>
      <style:text-properties fo:language="hu" fo:country="HU" officeooo:rsid="005dc577" officeooo:paragraph-rsid="00115512"/>
    </style:style>
    <style:style style:name="P9" style:family="paragraph" style:parent-style-name="Text_20_body">
      <style:paragraph-properties fo:text-align="justify" style:justify-single-word="false"/>
      <style:text-properties fo:language="hu" fo:country="HU" officeooo:paragraph-rsid="00115512"/>
    </style:style>
    <style:style style:name="P10" style:family="paragraph" style:parent-style-name="Text_20_body">
      <style:paragraph-properties fo:text-align="justify" style:justify-single-word="false"/>
      <style:text-properties fo:language="hu" fo:country="HU" fo:font-style="normal" officeooo:rsid="0061888c" officeooo:paragraph-rsid="00115512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language="hu" fo:country="HU" fo:font-style="normal" officeooo:rsid="00650c98" officeooo:paragraph-rsid="00115512" style:font-style-asian="normal" style:font-style-complex="normal"/>
    </style:style>
    <style:style style:name="P12" style:family="paragraph" style:parent-style-name="Text_20_body">
      <style:text-properties fo:language="hu" fo:country="HU" fo:font-style="normal" style:text-underline-style="solid" style:text-underline-width="auto" style:text-underline-color="font-color" fo:font-weight="bold" officeooo:paragraph-rsid="00115512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line-height="100%"/>
      <style:text-properties fo:language="hu" fo:country="HU" fo:font-style="normal" style:text-underline-style="solid" style:text-underline-width="auto" style:text-underline-color="font-color" fo:font-weight="normal" officeooo:paragraph-rsid="00115512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language="hu" fo:country="HU" style:text-underline-style="solid" style:text-underline-width="auto" style:text-underline-color="font-color" fo:font-weight="bold" officeooo:rsid="00623790" officeooo:paragraph-rsid="00115512" style:font-weight-asian="bold" style:font-weight-complex="bold"/>
    </style:style>
    <style:style style:name="P15" style:family="paragraph" style:parent-style-name="Text_20_body">
      <style:paragraph-properties fo:line-height="100%"/>
      <style:text-properties fo:language="hu" fo:country="HU" officeooo:paragraph-rsid="00115512"/>
    </style:style>
    <style:style style:name="P16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Consolas" fo:font-size="9pt" fo:language="hu" fo:country="HU" fo:font-style="normal" style:text-underline-style="none" fo:font-weight="bold" officeooo:paragraph-rsid="00115512" style:text-blinking="false" fo:background-color="#ffffff"/>
    </style:style>
    <style:style style:name="P17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fo:language="hu" fo:country="HU" style:text-underline-style="none" officeooo:paragraph-rsid="00115512" style:text-blinking="false" fo:background-color="#ffffff"/>
    </style:style>
    <style:style style:name="P18" style:family="paragraph" style:parent-style-name="Text_20_body">
      <style:paragraph-properties fo:margin-top="0in" fo:margin-bottom="0in" loext:contextual-spacing="false" fo:line-height="100%" style:writing-mode="lr-tb"/>
      <style:text-properties fo:font-variant="normal" fo:text-transform="none" fo:color="#666600" style:text-line-through-style="none" style:text-line-through-type="none" style:font-name="Consolas" fo:font-size="9pt" fo:language="hu" fo:country="HU" fo:font-style="normal" style:text-underline-style="none" fo:font-weight="bold" officeooo:paragraph-rsid="00115512" style:text-blinking="false" fo:background-color="#ffffff"/>
    </style:style>
    <style:style style:name="P19" style:family="paragraph" style:parent-style-name="Text_20_body">
      <style:paragraph-properties fo:margin-top="0in" fo:margin-bottom="0in" loext:contextual-spacing="false" fo:line-height="100%" style:writing-mode="lr-tb"/>
      <style:text-properties fo:language="hu" fo:country="HU" officeooo:paragraph-rsid="00115512"/>
    </style:style>
    <style:style style:name="P20" style:family="paragraph" style:parent-style-name="Text_20_body">
      <style:paragraph-properties fo:margin-top="0in" fo:margin-bottom="0in" loext:contextual-spacing="false" fo:line-height="100%" style:writing-mode="lr-tb"/>
      <style:text-properties fo:language="hu" fo:country="HU" fo:font-weight="normal" officeooo:paragraph-rsid="00115512"/>
    </style:style>
    <style:style style:name="P21" style:family="paragraph" style:parent-style-name="Heading_20_1">
      <style:text-properties fo:language="hu" fo:country="HU" officeooo:rsid="0061888c" officeooo:paragraph-rsid="00115512"/>
    </style:style>
    <style:style style:name="P22" style:family="paragraph" style:parent-style-name="Heading_20_1">
      <style:paragraph-properties fo:break-before="page"/>
      <style:text-properties fo:language="hu" fo:country="HU" officeooo:paragraph-rsid="00115512"/>
    </style:style>
    <style:style style:name="P23" style:family="paragraph" style:parent-style-name="Heading_20_2">
      <style:paragraph-properties fo:text-align="justify" style:justify-single-word="false"/>
      <style:text-properties fo:language="hu" fo:country="HU" officeooo:paragraph-rsid="00115512"/>
    </style:style>
    <style:style style:name="P24" style:family="paragraph" style:parent-style-name="Heading_20_2">
      <style:text-properties fo:language="hu" fo:country="HU" officeooo:rsid="00600d28" officeooo:paragraph-rsid="00115512"/>
    </style:style>
    <style:style style:name="P25" style:family="paragraph" style:parent-style-name="Footnote">
      <style:text-properties officeooo:rsid="005fdd38" officeooo:paragraph-rsid="005fdd38"/>
    </style:style>
    <style:style style:name="P26" style:family="paragraph" style:parent-style-name="Footnote">
      <style:text-properties officeooo:rsid="0064a565" officeooo:paragraph-rsid="0064a565"/>
    </style:style>
    <style:style style:name="T1" style:family="text">
      <style:text-properties officeooo:rsid="0062cd9d"/>
    </style:style>
    <style:style style:name="T2" style:family="text">
      <style:text-properties fo:font-style="italic" officeooo:rsid="0062cd9d" style:font-style-asian="italic" style:font-style-complex="italic"/>
    </style:style>
    <style:style style:name="T3" style:family="text">
      <style:text-properties fo:font-style="italic" officeooo:rsid="00600d28" style:font-style-asian="italic" style:font-style-complex="italic"/>
    </style:style>
    <style:style style:name="T4" style:family="text">
      <style:text-properties fo:font-style="normal" officeooo:rsid="0062cd9d" style:font-style-asian="normal" style:font-style-complex="normal"/>
    </style:style>
    <style:style style:name="T5" style:family="text">
      <style:text-properties fo:font-style="normal" officeooo:rsid="00600d28" style:font-style-asian="normal" style:font-style-complex="normal"/>
    </style:style>
    <style:style style:name="T6" style:family="text">
      <style:text-properties fo:font-style="normal" officeooo:rsid="0064a565" style:font-style-asian="normal" style:font-style-complex="normal"/>
    </style:style>
    <style:style style:name="T7" style:family="text">
      <style:text-properties fo:font-style="normal" officeooo:rsid="0061888c" style:font-style-asian="normal" style:font-style-complex="normal"/>
    </style:style>
    <style:style style:name="T8" style:family="text">
      <style:text-properties officeooo:rsid="005cf6f3"/>
    </style:style>
    <style:style style:name="T9" style:family="text">
      <style:text-properties officeooo:rsid="0064a565"/>
    </style:style>
    <style:style style:name="T10" style:family="text">
      <style:text-properties officeooo:rsid="00600d28"/>
    </style:style>
    <style:style style:name="T11" style:family="text">
      <style:text-properties officeooo:rsid="005e65ad"/>
    </style:style>
    <style:style style:name="T12" style:family="text">
      <style:text-properties officeooo:rsid="00650c98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16" style:family="text">
      <style:text-properties fo:font-variant="normal" fo:text-transform="none" fo:color="#666600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17" style:family="text">
      <style:text-properties fo:font-variant="normal" fo:text-transform="none" fo:color="#666600" style:text-line-through-style="none" style:text-line-through-type="none" style:font-name="Consolas" fo:font-size="9pt" style:text-underline-style="none" fo:font-weight="bold" style:text-blinking="false" fo:background-color="#ffffff" loext:char-shading-value="0"/>
    </style:style>
    <style:style style:name="T18" style:family="text">
      <style:text-properties fo:font-variant="normal" fo:text-transform="none" fo:color="#008800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19" style:family="text">
      <style:text-properties fo:font-variant="normal" fo:text-transform="none" fo:color="#008800" style:text-line-through-style="none" style:text-line-through-type="none" style:font-name="Consolas" fo:font-size="9pt" style:text-underline-style="none" fo:font-weight="bold" style:text-blinking="false" fo:background-color="#ffffff" loext:char-shading-value="0"/>
    </style:style>
    <style:style style:name="T20" style:family="text">
      <style:text-properties fo:font-variant="normal" fo:text-transform="none" fo:color="#000088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21" style:family="text">
      <style:text-properties fo:font-variant="normal" fo:text-transform="none" fo:color="#000088" style:text-line-through-style="none" style:text-line-through-type="none" style:font-name="Consolas" fo:font-size="9pt" style:text-underline-style="none" fo:font-weight="bold" style:text-blinking="false" fo:background-color="#ffffff" loext:char-shading-value="0"/>
    </style:style>
    <style:style style:name="T22" style:family="text">
      <style:text-properties fo:font-variant="normal" fo:text-transform="none" fo:color="#660066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23" style:family="text">
      <style:text-properties fo:font-variant="normal" fo:text-transform="none" fo:color="#660066" style:text-line-through-style="none" style:text-line-through-type="none" style:font-name="Consolas" fo:font-size="9pt" style:text-underline-style="none" fo:font-weight="bold" style:text-blinking="false" fo:background-color="#ffffff" loext:char-shading-value="0"/>
    </style:style>
    <style:style style:name="T24" style:family="text">
      <style:text-properties fo:font-variant="normal" fo:text-transform="none" fo:color="#006666" style:text-line-through-style="none" style:text-line-through-type="none" style:font-name="Consolas" fo:font-size="9pt" fo:font-style="normal" style:text-underline-style="none" fo:font-weight="bold" style:text-blinking="false" fo:background-color="#ffffff" loext:char-shading-value="0"/>
    </style:style>
    <style:style style:name="T25" style:family="text">
      <style:text-properties style:font-name="Consolas" fo:font-size="9pt" fo:font-style="normal" fo:font-weight="bold"/>
    </style:style>
    <style:style style:name="T26" style:family="text">
      <style:text-properties fo:language="hu" fo:country="HU"/>
    </style:style>
    <style:style style:name="T27" style:family="text">
      <style:text-properties fo:language="hu" fo:country="HU" officeooo:rsid="0062cd9d"/>
    </style:style>
    <style:style style:name="T28" style:family="text">
      <style:text-properties fo:language="hu" fo:country="HU" fo:font-style="italic" officeooo:rsid="0062cd9d" style:font-style-asian="italic" style:font-style-complex="italic"/>
    </style:style>
    <style:style style:name="T29" style:family="text">
      <style:text-properties fo:language="hu" fo:country="HU" fo:font-style="normal" officeooo:rsid="0062cd9d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PrimeNg haszn<text:span text:style-name="T8">álata</text:span> SemanticUI-jal (css keretrendszerrel)</text:h>
      <text:h text:style-name="P23" text:outline-level="2">Az elkészített alkalmazás leírása</text:h>
      <text:p text:style-name="P5">Az elkészített alkalmazás egy adatok megjelenítésére, szolgáló táblázatból áll. A felhasználónak lehetősége van a táblázatban lévő adatokat szerkeszteni, szűrni és, akár több, oszlop szerint rendezni, <text:span text:style-name="T9">oszlopokat elrejteni és megjeleníteni valamin a táblázat oldalait lapozni</text:span>. A táblázat lapozója mellett egy legördülő menüből lehetőség van szabályozni azt, hogy egy oldalon hány elem jelenjen meg.</text:p>
      <text:p text:style-name="P1">A táblázatban felhasználók adatai jelennek meg, nevük, e-mail címük, nemük és nemzetiségük. Ezen adatok a Random User Generator<text:note text:id="ftn6" text:note-class="footnote"><text:note-citation>1</text:note-citation><text:note-body><text:p text:style-name="Footnote"><text:a xlink:type="simple" xlink:href="https://randomuser.me/" text:style-name="Internet_20_link" text:visited-style-name="Visited_20_Internet_20_Link">https://randomuser.me/</text:a> </text:p></text:note-body></text:note> által szolgáltatott <text:span text:style-name="T9">REST </text:span>interfészen keresztül érkeznek, egy Angular 2-es servicebe és ez szolgálja ki a <text:span text:style-name="T9">megjelenítő</text:span> komponenst. </text:p>
      <text:p text:style-name="P1"/>
      <text:h text:style-name="P23" text:outline-level="2">Komponens<text:span text:style-name="T10">készlet használhatósága</text:span></text:h>
      <text:p text:style-name="P6">A PrimeNg komponenskészlet telepítése a dokumentáció alapján könnyen elvégezhető. Ez a folyamat jól van dokumentálva, ezáltal a lényegi munkamenet gyorsan megkezdhető. </text:p>
      <text:p text:style-name="P6">A példaprogramban a DataTable<text:note text:id="ftn7" text:note-class="footnote"><text:note-citation>2</text:note-citation><text:note-body><text:p text:style-name="P25"><text:a xlink:type="simple" xlink:href="http://www.primefaces.org/primeng/#/datatable" text:style-name="Internet_20_link" text:visited-style-name="Visited_20_Internet_20_Link">http://www.primefaces.org/primeng/#/datatable</text:a> </text:p></text:note-body></text:note> nevű komponenst használtam. Ennek dokumentáltsága szintén megfelelő volt, az elérhető események és azok listenerjei jólérthetően lettek <text:span text:style-name="T9">ismertetve</text:span>. </text:p>
      <text:p text:style-name="P7">Annak ellenére, hogy számos funkcionalitást valósít meg a táblázat még így is rövid és könnyen olvasható kód keletkezett, ami pozitívumként említhető a komponenskészlettel és annak használhatóságával kapcsolatban.</text:p>
      <text:h text:style-name="P23" text:outline-level="2">Komponens funkcionalitásbeli módosítások</text:h>
      <text:p text:style-name="P8"><text:span text:style-name="T11">A feladat része volt annak megítélése, hogy milyen nehézségekkel jár adott esetben a már meglévő komponensek személyreszabása. A</text:span> PrimeNg által szolgáltatott komponensben, <text:span text:style-name="T11">egy oszlop elrejtése majd ismételt megjelenítése után az adott oszlop a táblázat végére került vissza, ezt módosítottam úgy, hogy az eredeti helyére kerüljön vissza az. A PrimeNg a komponenseit JavaScriptben publikálta az npm rendszerébe, így az Angularos komponens JavaScriptes reprezentációjában kellett módosítanom, ami a TypeScriptes formához képest mindenképpen nehezebben érthető és olvasható. Ennek ellenére a kód tanulmányozása után, annak jól formáltságából adódóan, könnyedén sikerült elvégezni a módosítást.</text:span></text:p>
      <text:p text:style-name="P6">Összességében, úgy gondolom, hogy bár a JavaScriptes megoldás valamivel nehezebben értelmezhető mint a TypeScriptes, de mégis egy jól strukturált és könnyen olvasható kódot szolgáltat a PrimeNg a komponenseiben, így egy nagyobb módosítás is elvégezhető, miután az eredeti kód megértésre került. <text:span text:style-name="T9">A forráskód dokumentáltsága hiányos, bár ennek hiányában is értelmezhető a kód a jól megválasztott változó és függvénynevek miatt.</text:span></text:p>
      <text:h text:style-name="P24" text:outline-level="2"><text:soft-page-break/>Stílus keretrendszer használata </text:h>
      <text:p text:style-name="P9">Mivel a PrimeNg beépítetten a ThemeRoller<text:note text:id="ftn0" text:note-class="footnote"><text:note-citation>3</text:note-citation><text:note-body><text:p text:style-name="P26"><text:a xlink:type="simple" xlink:href="https://jqueryui.com/themeroller/" text:style-name="Internet_20_link" text:visited-style-name="Visited_20_Internet_20_Link">https://jqueryui.com/themeroller/</text:a> </text:p></text:note-body></text:note> CSS keretrendszert támogatja <text:span text:style-name="T10">ezért más keretrendszerekkel való együttműködés megoldása nehéz. A stílusok alkalmazása az elején még kijátszható volt, mivel a komponenskészletben lévő komponenseknek van egy </text:span><text:span text:style-name="T3">styleClass </text:span><text:span text:style-name="T5">nevű attribútuma, melyben megadható, hogy milyen stílus osztályok legyenek érvényesek az adott komponensre. </text:span></text:p>
      <text:p text:style-name="P9"><text:span text:style-name="T5">Amikor a design finomhangolására került sor, korlátokba ütköztem, mivel nem volt lehetőség arra, hogy megmondjam, hogy a táblázat oldalai közötti váltásra szolgáló gombsornak milyen stílust szeretnék adni, csak arra lett volna lehetőség, hogy a már rajta lévő stílusokat felüldefiniáljam, így kerülőmegoldások után kellett néznem. Próbálkoztam azzal, hogy a lessben használatos öröklődési funkciót alkalmazo</text:span><text:span text:style-name="T6">m</text:span><text:span text:style-name="T5"> és ezáltal minden ThemeRoller-es stílusosztály</text:span><text:span text:style-name="T6">t kiterjesztek</text:span><text:span text:style-name="T5"> a SemantiUI-ossal, viszont így sem sikerült a kívánt kinézetet elérnem, ugyanis sok esetben a SemanticUI-os </text:span><text:span text:style-name="T7">stílusok is attól függően kerülnek alkalmazásra, hogy van-e az adott elemnek valamilyen nevű szülője és a less-es leszármaztatás csak a stílus tulajdonságokat alkalmazza, a selectorok nem kerülnek rá a DOM elementre.</text:span></text:p>
      <text:p text:style-name="P10">Működő megoldás volt viszont, hogy a PrimeNg komponensek template-jeit felüldefiniálva elláttam azokat a megfelelő strukturával és osztályokkal, így megjelent a SemanticUI-os kinézet a komponenseken.</text:p>
      <text:h text:style-name="P21" text:outline-level="1">Összefoglalás</text:h>
      <text:p text:style-name="P10">Összegezve, a PrimeNg SemanticUI-jal – és valószínűleg más keretrendszerekkel - való együttes használata a PrimeNg-nek, hosszú és bonyolult feladat lehet, hiszen a komponensek template-jeit kell módosítani és a CSS keretrendszer igényeire szabni, ami sok időt vehet igénybe, így egyszerűbb komponensek esetén célszerűbb lehet a saját változatot elkészíteni és annak a template szerkezetét már úgy megcsinálni, hogy a kiválasztott CSS keretrendszerrel kompatibilis legyen. </text:p>
      <text:p text:style-name="P10">Ennek a bonyolultságnak és rossz együttműködési hajlamnak az okát abban látom, hogy a komponensek kiterjesztéséhez sokszor elég csak egy plusz attribútummal ellátni azokat a template részben, ilyen volt a szóban forgó oldal lapozó is, ezért sem volt lehetőség arra, hogy külön stílus osztályt definiáljak a neki, tehát a korábban pozitívumként említett letisztultság később negatívumként jelent meg és korlátokba ütköztetett. </text:p>
      <text:p text:style-name="P10">Végső soron a PrimeNg egy jól használható keretrendszer azokban az esetekben, ha <text:span text:style-name="T12">egy viszonylag bonyolultnak mondható komponenst </text:span>gyorsan kell elkészíteni, de ha már egy komplexebb rendszerbe kell beépíteni, adott esetben egy meglévő stílus köré kell építeni, akkor kifizetődőbb lehet a saját komponens elkészítése.</text:p>
      <text:p text:style-name="P11">A SemanticUI egy jól felépített igényes keretrendszer, ám sok esetben saját HTML struturát igényel meg ahhoz, hogy a stílusok úgy kerüljenek megjelenésre ahogy az elvárt. Ennek ellenére, ha a <text:soft-page-break/>komponsensek, vagy akár maga az oldal, úgy kerülnek megvalósításra, hogy a SemanticUI használata előre ismeretes, akkor könnyedén elkészíthető egy jól strukturált HTML kóddal rendelkező igényes oldal.</text:p>
      <text:h text:style-name="P22" text:outline-level="1">Kód</text:h>
      <text:p text:style-name="P14">Tempate fájl:</text:p>
      <text:p text:style-name="P3"><text:bookmark text:name="docs-internal-guid-f8b6a643-337d-ba26-4894-b322f3798f4d"/>&lt;p-dataTable class="ui celled table large center aligned padded sortable"</text:p>
      <text:p text:style-name="P19"><text:span text:style-name="T13"> </text:span><text:span text:style-name="T16">[</text:span><text:span text:style-name="T15">value</text:span><text:span text:style-name="T16">]=</text:span><text:span text:style-name="T18">"users | async"</text:span><text:span text:style-name="T14"> </text:span><text:span text:style-name="T15">sortMode</text:span><text:span text:style-name="T16">=</text:span><text:span text:style-name="T18">"multiple"</text:span><text:span text:style-name="T14"> </text:span><text:span text:style-name="T15">selectionMode</text:span><text:span text:style-name="T16">=</text:span><text:span text:style-name="T18">"multiple"</text:span><text:span text:style-name="T14"> </text:span><text:span text:style-name="T16">[(</text:span><text:span text:style-name="T15">selection</text:span><text:span text:style-name="T16">)]=</text:span><text:span text:style-name="T18">"selectedUsers"</text:span></text:p>
      <text:p text:style-name="P19"><text:span text:style-name="T13"> </text:span><text:span text:style-name="T16">[</text:span><text:span text:style-name="T15">rows</text:span><text:span text:style-name="T16">]=</text:span><text:span text:style-name="T18">"1"</text:span><text:span text:style-name="T14"> </text:span><text:span text:style-name="T16">[</text:span><text:span text:style-name="T15">paginator</text:span><text:span text:style-name="T16">]=</text:span><text:span text:style-name="T18">"true"</text:span><text:span text:style-name="T14"> </text:span><text:span text:style-name="T16">[</text:span><text:span text:style-name="T15">pageLinks</text:span><text:span text:style-name="T16">]=</text:span><text:span text:style-name="T18">"3"</text:span><text:span text:style-name="T14"> </text:span><text:span text:style-name="T16">[</text:span><text:span text:style-name="T15">rowsPerPageOptions</text:span><text:span text:style-name="T16">]=</text:span><text:span text:style-name="T18">"[1,2]"</text:span></text:p>
      <text:p text:style-name="P19"><text:span text:style-name="T13"> </text:span><text:span text:style-name="T15">reorderableColumns</text:span><text:span text:style-name="T16">=</text:span><text:span text:style-name="T18">"true"</text:span><text:span text:style-name="T14"> </text:span><text:span text:style-name="T16">[</text:span><text:span text:style-name="T15">editable</text:span><text:span text:style-name="T16">]=</text:span><text:span text:style-name="T18">"true"</text:span></text:p>
      <text:p text:style-name="P19"><text:span text:style-name="T13"> </text:span><text:span text:style-name="T16">(</text:span><text:span text:style-name="T15">onSort</text:span><text:span text:style-name="T16">)=</text:span><text:span text:style-name="T18">"onSort($event)"</text:span><text:span text:style-name="T14"> </text:span><text:span text:style-name="T15">&gt;</text:span></text:p>
      <text:p text:style-name="P19"><text:span text:style-name="T13">   </text:span><text:span text:style-name="T20">&lt;header&gt;</text:span></text:p>
      <text:p text:style-name="P19"><text:span text:style-name="T13">     </text:span><text:span text:style-name="T20">&lt;div</text:span><text:span text:style-name="T14"> </text:span><text:span text:style-name="T22">style</text:span><text:span text:style-name="T16">=</text:span><text:span text:style-name="T18">"</text:span><text:span text:style-name="T15">text</text:span><text:span text:style-name="T16">-</text:span><text:span text:style-name="T15">align</text:span><text:span text:style-name="T16">:</text:span><text:span text:style-name="T15">left</text:span><text:span text:style-name="T18">"</text:span><text:span text:style-name="T14"> </text:span><text:span text:style-name="T15">&gt;</text:span></text:p>
      <text:p text:style-name="P19"><text:span text:style-name="T13">         </text:span><text:span text:style-name="T20">&lt;p-multiSelect</text:span><text:span text:style-name="T14"> </text:span><text:span text:style-name="T15">[</text:span><text:span text:style-name="T22">options</text:span><text:span text:style-name="T15">]</text:span><text:span text:style-name="T16">=</text:span><text:span text:style-name="T18">"columnOptions"</text:span><text:span text:style-name="T14"> </text:span><text:span text:style-name="T15">[(</text:span><text:span text:style-name="T22">ngModel</text:span><text:span text:style-name="T15">)]</text:span><text:span text:style-name="T16">=</text:span><text:span text:style-name="T18">"cols"</text:span><text:span text:style-name="T20">&gt;&lt;/p-multiSelect&gt;</text:span></text:p>
      <text:p text:style-name="P19"><text:span text:style-name="T13">     </text:span><text:span text:style-name="T20">&lt;/div&gt;</text:span></text:p>
      <text:p text:style-name="P19"><text:span text:style-name="T13">   </text:span><text:span text:style-name="T20">&lt;/header&gt;</text:span></text:p>
      <text:p text:style-name="P19"><text:span text:style-name="T13">   </text:span><text:span text:style-name="T20">&lt;footer&gt;</text:span><text:span text:style-name="T15">There are {{ (users | async)?.length}} users</text:span><text:span text:style-name="T20">&lt;/footer&gt;</text:span></text:p>
      <text:p text:style-name="P17">   <text:span text:style-name="T25">&lt;p-column *ngFor="let col of cols"</text:span></text:p>
      <text:p text:style-name="P19"><text:span text:style-name="T13">     </text:span><text:span text:style-name="T16">[</text:span><text:span text:style-name="T15">field</text:span><text:span text:style-name="T16">]=</text:span><text:span text:style-name="T18">"col.field"</text:span><text:span text:style-name="T14"> </text:span><text:span text:style-name="T16">[</text:span><text:span text:style-name="T15">header</text:span><text:span text:style-name="T16">]=</text:span><text:span text:style-name="T18">"col.header"</text:span><text:span text:style-name="T14"> </text:span><text:span text:style-name="T16">[</text:span><text:span text:style-name="T15">filter</text:span><text:span text:style-name="T16">]=</text:span><text:span text:style-name="T18">"true"</text:span><text:span text:style-name="T14"> </text:span><text:span text:style-name="T15">filterMatchMode</text:span><text:span text:style-name="T16">=</text:span><text:span text:style-name="T18">"contains"</text:span></text:p>
      <text:p text:style-name="P19"><text:span text:style-name="T13">     </text:span><text:span text:style-name="T16">[</text:span><text:span text:style-name="T15">editable</text:span><text:span text:style-name="T16">]=</text:span><text:span text:style-name="T18">"true"</text:span><text:span text:style-name="T14"> </text:span><text:span text:style-name="T16">[</text:span><text:span text:style-name="T15">sortable</text:span><text:span text:style-name="T16">]=</text:span><text:span text:style-name="T18">"true"</text:span><text:span text:style-name="T14"> </text:span><text:span text:style-name="T16">[</text:span><text:span text:style-name="T15">styleClass</text:span><text:span text:style-name="T16">]=</text:span><text:span text:style-name="T15">col</text:span><text:span text:style-name="T16">.</text:span><text:span text:style-name="T15">orderClass&gt;</text:span></text:p>
      <text:p text:style-name="P19"><text:span text:style-name="T13">   </text:span><text:span text:style-name="T20">&lt;/p-column&gt;</text:span></text:p>
      <text:p text:style-name="P4">&lt;/p-dataTable&gt;</text:p>
      <text:p text:style-name="P12"><text:span text:style-name="T1">TypeScript</text:span> fájl:</text:p>
      <text:p text:style-name="P13"><text:bookmark text:name="docs-internal-guid-f8b6a643-337f-f5d1-ffc2-0b850c231a21"/><text:span text:style-name="T21">import</text:span><text:span text:style-name="T13"> </text:span><text:span text:style-name="T17">{</text:span><text:span text:style-name="T13"> </text:span><text:span text:style-name="T23">Component</text:span><text:span text:style-name="T17">,</text:span><text:span text:style-name="T13"> </text:span><text:span text:style-name="T23">OnInit</text:span><text:span text:style-name="T13"> </text:span><text:span text:style-name="T17">}</text:span><text:span text:style-name="T13"> </text:span><text:span text:style-name="T21">from</text:span><text:span text:style-name="T13"> </text:span><text:span text:style-name="T19">'@angular/core';</text:span></text:p>
      <text:p text:style-name="P20"><text:span text:style-name="T20">import</text:span><text:span text:style-name="T13"> </text:span><text:span text:style-name="T16">{</text:span><text:span text:style-name="T13"> </text:span><text:span text:style-name="T22">RandomUserService</text:span><text:span text:style-name="T13"> </text:span><text:span text:style-name="T16">}</text:span><text:span text:style-name="T13"> </text:span><text:span text:style-name="T20">from</text:span><text:span text:style-name="T13"> </text:span><text:span text:style-name="T18">'./services';</text:span></text:p>
      <text:p text:style-name="P20"><text:span text:style-name="T20">import</text:span><text:span text:style-name="T13"> </text:span><text:span text:style-name="T16">{</text:span><text:span text:style-name="T13"> </text:span><text:span text:style-name="T22">Observable</text:span><text:span text:style-name="T13"> </text:span><text:span text:style-name="T16">}</text:span><text:span text:style-name="T13"> </text:span><text:span text:style-name="T20">from</text:span><text:span text:style-name="T13"> </text:span><text:span text:style-name="T18">'rxjs/Rx';</text:span></text:p>
      <text:p text:style-name="P20"><text:span text:style-name="T20">import</text:span><text:span text:style-name="T13"> </text:span><text:span text:style-name="T16">{</text:span><text:span text:style-name="T13"> </text:span><text:span text:style-name="T22">User</text:span><text:span text:style-name="T16">,</text:span><text:span text:style-name="T13"> </text:span><text:span text:style-name="T22">MultiSortMetadata</text:span><text:span text:style-name="T16">,</text:span><text:span text:style-name="T13"> </text:span><text:span text:style-name="T22">SortEvent</text:span><text:span text:style-name="T16">,</text:span><text:span text:style-name="T13"> </text:span><text:span text:style-name="T22">SortableColumn</text:span><text:span text:style-name="T13"> </text:span><text:span text:style-name="T16">}</text:span><text:span text:style-name="T13"> </text:span><text:span text:style-name="T20">from</text:span><text:span text:style-name="T13"> </text:span><text:span text:style-name="T18">'./interfaces';</text:span></text:p>
      <text:p text:style-name="P20"><text:span text:style-name="T20">import</text:span><text:span text:style-name="T13"> </text:span><text:span text:style-name="T16">{</text:span><text:span text:style-name="T13"> </text:span><text:span text:style-name="T22">SelectItem</text:span><text:span text:style-name="T13"> </text:span><text:span text:style-name="T16">}</text:span><text:span text:style-name="T13"> </text:span><text:span text:style-name="T20">from</text:span><text:span text:style-name="T13"> </text:span><text:span text:style-name="T18">'primeng/primeng';</text:span></text:p>
      <text:p text:style-name="P15"/>
      <text:p text:style-name="P20"><text:span text:style-name="T24">@Component</text:span><text:span text:style-name="T16">({</text:span></text:p>
      <text:p text:style-name="P19"><text:span text:style-name="T13"> </text:span><text:span text:style-name="T15">selector</text:span><text:span text:style-name="T16">:</text:span><text:span text:style-name="T14"> </text:span><text:span text:style-name="T18">'app-root',</text:span></text:p>
      <text:p text:style-name="P19"><text:span text:style-name="T13"> </text:span><text:span text:style-name="T15">templateUrl</text:span><text:span text:style-name="T16">:</text:span><text:span text:style-name="T14"> </text:span><text:span text:style-name="T18">'./app.component.html',</text:span></text:p>
      <text:p text:style-name="P19"><text:span text:style-name="T13"> </text:span><text:span text:style-name="T15">styleUrls</text:span><text:span text:style-name="T16">:</text:span><text:span text:style-name="T14"> </text:span><text:span text:style-name="T16">[</text:span><text:span text:style-name="T18">'./app.component.less']</text:span></text:p>
      <text:p text:style-name="P18">})</text:p>
      <text:p text:style-name="P20"><text:span text:style-name="T20">export</text:span><text:span text:style-name="T13"> </text:span><text:span text:style-name="T20">class</text:span><text:span text:style-name="T13"> </text:span><text:span text:style-name="T22">AppComponent</text:span><text:span text:style-name="T13"> </text:span><text:span text:style-name="T20">implements</text:span><text:span text:style-name="T13"> </text:span><text:span text:style-name="T22">OnInit</text:span><text:span text:style-name="T13"> </text:span><text:span text:style-name="T15">{</text:span></text:p>
      <text:p text:style-name="P19"><text:span text:style-name="T13"> </text:span><text:span text:style-name="T15">title </text:span><text:span text:style-name="T16">=</text:span><text:span text:style-name="T14"> </text:span><text:span text:style-name="T18">'app works!';</text:span></text:p>
      <text:p text:style-name="P19"><text:span text:style-name="T13"> </text:span><text:span text:style-name="T15">users</text:span><text:span text:style-name="T16">:</text:span><text:span text:style-name="T14"> </text:span><text:span text:style-name="T22">Observable</text:span><text:span text:style-name="T16">&lt;</text:span><text:span text:style-name="T22">User</text:span><text:span text:style-name="T16">[]&gt;;</text:span></text:p>
      <text:p text:style-name="P19"><text:span text:style-name="T13"> </text:span><text:span text:style-name="T15">selectedUsers</text:span><text:span text:style-name="T16">:</text:span><text:span text:style-name="T14"> </text:span><text:span text:style-name="T22">User</text:span><text:span text:style-name="T16">[];</text:span></text:p>
      <text:p text:style-name="P19"><text:span text:style-name="T13"> </text:span><text:span text:style-name="T15">columnOptions</text:span><text:span text:style-name="T16">:</text:span><text:span text:style-name="T14"> </text:span><text:span text:style-name="T22">SelectItem</text:span><text:span text:style-name="T16">[]</text:span><text:span text:style-name="T14"> </text:span><text:span text:style-name="T16">=</text:span><text:span text:style-name="T14"> </text:span><text:span text:style-name="T16">[];</text:span></text:p>
      <text:p text:style-name="P19"><text:span text:style-name="T13"> </text:span><text:span text:style-name="T15">cols</text:span><text:span text:style-name="T16">:</text:span><text:span text:style-name="T14"> </text:span><text:span text:style-name="T22">SortableColumn</text:span><text:span text:style-name="T16">[]</text:span><text:span text:style-name="T14"> </text:span><text:span text:style-name="T16">=</text:span><text:span text:style-name="T14"> </text:span><text:span text:style-name="T16">[];</text:span></text:p>
      <text:p text:style-name="P15"/>
      <text:p text:style-name="P19"><text:span text:style-name="T13"> </text:span><text:span text:style-name="T15">constructor</text:span><text:span text:style-name="T16">(</text:span><text:span text:style-name="T20">private</text:span><text:span text:style-name="T14"> </text:span><text:span text:style-name="T15">_randomUserService</text:span><text:span text:style-name="T16">:</text:span><text:span text:style-name="T14"> </text:span><text:span text:style-name="T22">RandomUserService</text:span><text:span text:style-name="T16">)</text:span><text:span text:style-name="T14"> </text:span><text:span text:style-name="T15">{</text:span></text:p>
      <text:p text:style-name="P19"><text:span text:style-name="T13">   </text:span><text:span text:style-name="T20">this</text:span><text:span text:style-name="T16">.</text:span><text:span text:style-name="T15">cols </text:span><text:span text:style-name="T16">=</text:span><text:span text:style-name="T14"> </text:span><text:span text:style-name="T15">[</text:span></text:p>
      <text:p text:style-name="P19"><text:span text:style-name="T13">     </text:span><text:span text:style-name="T16">{</text:span><text:span text:style-name="T14"> </text:span><text:span text:style-name="T15">field</text:span><text:span text:style-name="T16">:</text:span><text:span text:style-name="T14"> </text:span><text:span text:style-name="T18">'fullName'</text:span><text:span text:style-name="T16">,</text:span><text:span text:style-name="T14"> </text:span><text:span text:style-name="T15">header</text:span><text:span text:style-name="T16">:</text:span><text:span text:style-name="T14"> </text:span><text:span text:style-name="T18">'Full Name'</text:span><text:span text:style-name="T14"> </text:span><text:span text:style-name="T16">},</text:span></text:p>
      <text:p text:style-name="P19"><text:span text:style-name="T13">     </text:span><text:span text:style-name="T16">{</text:span><text:span text:style-name="T14"> </text:span><text:span text:style-name="T15">field</text:span><text:span text:style-name="T16">:</text:span><text:span text:style-name="T14"> </text:span><text:span text:style-name="T18">'email'</text:span><text:span text:style-name="T16">,</text:span><text:span text:style-name="T14"> </text:span><text:span text:style-name="T15">header</text:span><text:span text:style-name="T16">:</text:span><text:span text:style-name="T14"> </text:span><text:span text:style-name="T18">'Email'</text:span><text:span text:style-name="T14"> </text:span><text:span text:style-name="T16">},</text:span></text:p>
      <text:p text:style-name="P19"><text:span text:style-name="T13">     </text:span><text:span text:style-name="T16">{</text:span><text:span text:style-name="T14"> </text:span><text:span text:style-name="T15">field</text:span><text:span text:style-name="T16">:</text:span><text:span text:style-name="T14"> </text:span><text:span text:style-name="T18">'gender'</text:span><text:span text:style-name="T16">,</text:span><text:span text:style-name="T14"> </text:span><text:span text:style-name="T15">header</text:span><text:span text:style-name="T16">:</text:span><text:span text:style-name="T14"> </text:span><text:span text:style-name="T18">'Gender'</text:span><text:span text:style-name="T14"> </text:span><text:span text:style-name="T16">},</text:span></text:p>
      <text:p text:style-name="P19"><text:span text:style-name="T13">     </text:span><text:span text:style-name="T16">{</text:span><text:span text:style-name="T14"> </text:span><text:span text:style-name="T15">field</text:span><text:span text:style-name="T16">:</text:span><text:span text:style-name="T14"> </text:span><text:span text:style-name="T18">'nat'</text:span><text:span text:style-name="T16">,</text:span><text:span text:style-name="T14"> </text:span><text:span text:style-name="T15">header</text:span><text:span text:style-name="T16">:</text:span><text:span text:style-name="T14"> </text:span><text:span text:style-name="T18">'Nationality'</text:span><text:span text:style-name="T14"> </text:span><text:span text:style-name="T15">}</text:span></text:p>
      <text:p text:style-name="P19"><text:soft-page-break/><text:span text:style-name="T13">   </text:span><text:span text:style-name="T16">];</text:span></text:p>
      <text:p text:style-name="P17"> <text:span text:style-name="T25">}</text:span></text:p>
      <text:p text:style-name="P15"/>
      <text:p text:style-name="P19"><text:span text:style-name="T13"> </text:span><text:span text:style-name="T15">ngOnInit</text:span><text:span text:style-name="T16">()</text:span><text:span text:style-name="T14"> </text:span><text:span text:style-name="T15">{</text:span></text:p>
      <text:p text:style-name="P19"><text:span text:style-name="T13">   </text:span><text:span text:style-name="T20">for</text:span><text:span text:style-name="T14"> </text:span><text:span text:style-name="T16">(</text:span><text:span text:style-name="T15">let i </text:span><text:span text:style-name="T16">=</text:span><text:span text:style-name="T14"> </text:span><text:span text:style-name="T24">0</text:span><text:span text:style-name="T16">;</text:span><text:span text:style-name="T14"> </text:span><text:span text:style-name="T15">i </text:span><text:span text:style-name="T16">&lt;</text:span><text:span text:style-name="T14"> </text:span><text:span text:style-name="T20">this</text:span><text:span text:style-name="T16">.</text:span><text:span text:style-name="T15">cols</text:span><text:span text:style-name="T16">.</text:span><text:span text:style-name="T15">length</text:span><text:span text:style-name="T16">;</text:span><text:span text:style-name="T14"> </text:span><text:span text:style-name="T15">i</text:span><text:span text:style-name="T16">++)</text:span><text:span text:style-name="T14"> </text:span><text:span text:style-name="T15">{</text:span></text:p>
      <text:p text:style-name="P19"><text:span text:style-name="T13">     </text:span><text:span text:style-name="T20">this</text:span><text:span text:style-name="T16">.</text:span><text:span text:style-name="T15">columnOptions</text:span><text:span text:style-name="T16">.</text:span><text:span text:style-name="T15">push</text:span><text:span text:style-name="T16">({</text:span><text:span text:style-name="T14"> </text:span><text:span text:style-name="T15">label</text:span><text:span text:style-name="T16">:</text:span><text:span text:style-name="T14"> </text:span><text:span text:style-name="T20">this</text:span><text:span text:style-name="T16">.</text:span><text:span text:style-name="T15">cols</text:span><text:span text:style-name="T16">[</text:span><text:span text:style-name="T15">i</text:span><text:span text:style-name="T16">].</text:span><text:span text:style-name="T15">header</text:span><text:span text:style-name="T16">,</text:span><text:span text:style-name="T14"> </text:span><text:span text:style-name="T15">value</text:span><text:span text:style-name="T16">:</text:span><text:span text:style-name="T14"> </text:span><text:span text:style-name="T20">this</text:span><text:span text:style-name="T16">.</text:span><text:span text:style-name="T15">cols</text:span><text:span text:style-name="T16">[</text:span><text:span text:style-name="T15">i</text:span><text:span text:style-name="T16">]</text:span><text:span text:style-name="T14"> </text:span><text:span text:style-name="T16">});</text:span></text:p>
      <text:p text:style-name="P19"><text:span text:style-name="T13">   </text:span><text:span text:style-name="T15">}</text:span></text:p>
      <text:p text:style-name="P19"><text:span text:style-name="T13">   </text:span><text:span text:style-name="T20">this</text:span><text:span text:style-name="T16">.</text:span><text:span text:style-name="T15">users </text:span><text:span text:style-name="T16">=</text:span><text:span text:style-name="T14"> </text:span><text:span text:style-name="T20">this</text:span><text:span text:style-name="T16">.</text:span><text:span text:style-name="T15">_randomUserService</text:span><text:span text:style-name="T16">.</text:span><text:span text:style-name="T15">users;</text:span></text:p>
      <text:p text:style-name="P17"> <text:span text:style-name="T25">}</text:span></text:p>
      <text:p text:style-name="P15"/>
      <text:p text:style-name="P19"><text:span text:style-name="T13"> </text:span><text:span text:style-name="T15">onSort</text:span><text:span text:style-name="T16">(</text:span><text:span text:style-name="T20">event</text:span><text:span text:style-name="T16">:</text:span><text:span text:style-name="T14"> </text:span><text:span text:style-name="T22">SortEvent</text:span><text:span text:style-name="T16">)</text:span><text:span text:style-name="T14"> </text:span><text:span text:style-name="T15">{</text:span></text:p>
      <text:p text:style-name="P19"><text:span text:style-name="T13">   </text:span><text:span text:style-name="T20">this</text:span><text:span text:style-name="T16">.</text:span><text:span text:style-name="T15">setColOrderClasses</text:span><text:span text:style-name="T16">(</text:span><text:span text:style-name="T20">event</text:span><text:span text:style-name="T16">.</text:span><text:span text:style-name="T15">multisortmeta</text:span><text:span text:style-name="T16">);</text:span></text:p>
      <text:p text:style-name="P17"> <text:span text:style-name="T25">}</text:span></text:p>
      <text:p text:style-name="P15"/>
      <text:p text:style-name="P19"><text:span text:style-name="T13"> </text:span><text:span text:style-name="T15">setColOrderClasses</text:span><text:span text:style-name="T16">(</text:span><text:span text:style-name="T15">multiSortMetaDatas</text:span><text:span text:style-name="T16">:</text:span><text:span text:style-name="T14"> </text:span><text:span text:style-name="T22">MultiSortMetadata</text:span><text:span text:style-name="T16">[])</text:span><text:span text:style-name="T14"> </text:span><text:span text:style-name="T15">{</text:span></text:p>
      <text:p text:style-name="P19"><text:span text:style-name="T13">   </text:span><text:span text:style-name="T20">this</text:span><text:span text:style-name="T16">.</text:span><text:span text:style-name="T15">cols</text:span><text:span text:style-name="T16">.</text:span><text:span text:style-name="T15">map</text:span><text:span text:style-name="T16">(</text:span><text:span text:style-name="T15">col </text:span><text:span text:style-name="T16">=&gt;</text:span><text:span text:style-name="T14"> </text:span><text:span text:style-name="T15">{</text:span></text:p>
      <text:p text:style-name="P19"><text:span text:style-name="T13">     </text:span><text:span text:style-name="T15">let sortMetaDatas </text:span><text:span text:style-name="T16">=</text:span><text:span text:style-name="T14"> </text:span><text:span text:style-name="T15">multiSortMetaDatas</text:span><text:span text:style-name="T16">.</text:span><text:span text:style-name="T15">filter</text:span><text:span text:style-name="T16">(</text:span><text:span text:style-name="T15">sortMetaDat </text:span><text:span text:style-name="T16">=&gt;</text:span><text:span text:style-name="T14"> </text:span><text:span text:style-name="T15">sortMetaDat</text:span><text:span text:style-name="T16">.</text:span><text:span text:style-name="T15">field </text:span><text:span text:style-name="T16">===</text:span><text:span text:style-name="T14"> </text:span><text:span text:style-name="T15">col</text:span><text:span text:style-name="T16">.</text:span><text:span text:style-name="T15">field</text:span><text:span text:style-name="T16">);</text:span></text:p>
      <text:p text:style-name="P19"><text:span text:style-name="T13">     </text:span><text:span text:style-name="T20">if</text:span><text:span text:style-name="T14"> </text:span><text:span text:style-name="T16">(</text:span><text:span text:style-name="T15">sortMetaDatas</text:span><text:span text:style-name="T16">.</text:span><text:span text:style-name="T15">length </text:span><text:span text:style-name="T16">&amp;&amp;</text:span><text:span text:style-name="T14"> </text:span><text:span text:style-name="T15">col</text:span><text:span text:style-name="T16">.</text:span><text:span text:style-name="T15">field </text:span><text:span text:style-name="T16">===</text:span><text:span text:style-name="T14"> </text:span><text:span text:style-name="T15">sortMetaDatas</text:span><text:span text:style-name="T16">[</text:span><text:span text:style-name="T24">0</text:span><text:span text:style-name="T16">].</text:span><text:span text:style-name="T15">field</text:span><text:span text:style-name="T16">)</text:span><text:span text:style-name="T14"> </text:span><text:span text:style-name="T15">{</text:span></text:p>
      <text:p text:style-name="P19"><text:span text:style-name="T13">       </text:span><text:span text:style-name="T15">col</text:span><text:span text:style-name="T16">.</text:span><text:span text:style-name="T15">orderClass </text:span><text:span text:style-name="T16">=</text:span><text:span text:style-name="T14"> </text:span><text:span text:style-name="T20">this</text:span><text:span text:style-name="T16">.</text:span><text:span text:style-name="T15">getSortClassBasedOnMetaData</text:span><text:span text:style-name="T16">(</text:span><text:span text:style-name="T15">sortMetaDatas</text:span><text:span text:style-name="T16">[</text:span><text:span text:style-name="T24">0</text:span><text:span text:style-name="T16">]);</text:span></text:p>
      <text:p text:style-name="P19"><text:span text:style-name="T13">     </text:span><text:span text:style-name="T16">}</text:span><text:span text:style-name="T14"> </text:span><text:span text:style-name="T20">else</text:span><text:span text:style-name="T14"> </text:span><text:span text:style-name="T15">{</text:span></text:p>
      <text:p text:style-name="P19"><text:span text:style-name="T13">       </text:span><text:span text:style-name="T15">col</text:span><text:span text:style-name="T16">.</text:span><text:span text:style-name="T15">orderClass </text:span><text:span text:style-name="T16">=</text:span><text:span text:style-name="T14"> </text:span><text:span text:style-name="T18">'';</text:span></text:p>
      <text:p text:style-name="P17">     <text:span text:style-name="T25">}</text:span></text:p>
      <text:p text:style-name="P19"><text:span text:style-name="T13">   </text:span><text:span text:style-name="T16">});</text:span></text:p>
      <text:p text:style-name="P17"> <text:span text:style-name="T25">}</text:span></text:p>
      <text:p text:style-name="P15"/>
      <text:p text:style-name="P19"><text:span text:style-name="T13"> </text:span><text:span text:style-name="T20">private</text:span><text:span text:style-name="T14"> </text:span><text:span text:style-name="T15">getSortClassBasedOnMetaData</text:span><text:span text:style-name="T16">(</text:span><text:span text:style-name="T15">sortMetaData</text:span><text:span text:style-name="T16">:</text:span><text:span text:style-name="T14"> </text:span><text:span text:style-name="T22">MultiSortMetadata</text:span><text:span text:style-name="T16">):</text:span><text:span text:style-name="T14"> </text:span><text:span text:style-name="T20">string</text:span><text:span text:style-name="T14"> </text:span><text:span text:style-name="T15">{</text:span></text:p>
      <text:p text:style-name="P19"><text:span text:style-name="T13">   </text:span><text:span text:style-name="T15">let classString </text:span><text:span text:style-name="T16">=</text:span><text:span text:style-name="T14"> </text:span><text:span text:style-name="T18">'sorted ';</text:span></text:p>
      <text:p text:style-name="P19"><text:span text:style-name="T13">   </text:span><text:span text:style-name="T15">classString </text:span><text:span text:style-name="T16">+=</text:span><text:span text:style-name="T14"> </text:span><text:span text:style-name="T15">sortMetaData</text:span><text:span text:style-name="T16">.</text:span><text:span text:style-name="T15">order </text:span><text:span text:style-name="T16">===</text:span><text:span text:style-name="T14"> </text:span><text:span text:style-name="T24">1</text:span><text:span text:style-name="T14"> </text:span><text:span text:style-name="T16">?</text:span><text:span text:style-name="T14"> </text:span><text:span text:style-name="T18">'ascending'</text:span><text:span text:style-name="T14"> </text:span><text:span text:style-name="T16">:</text:span><text:span text:style-name="T14"> </text:span><text:span text:style-name="T18">'descending';</text:span></text:p>
      <text:p text:style-name="P19"><text:span text:style-name="T13">   </text:span><text:span text:style-name="T20">return</text:span><text:span text:style-name="T14"> </text:span><text:span text:style-name="T15">classString;</text:span></text:p>
      <text:p text:style-name="P17"> <text:span text:style-name="T25">}</text:span></text:p>
      <text:p text:style-name="P16">}</text:p>
      <text:p text:style-name="P2"><text:span text:style-name="T26"><text:line-break/></text:span><text:span text:style-name="T27">A kód elérhető a </text:span><text:a xlink:type="simple" xlink:href="https://github.com/tamasfoldi/primeng_semanticui" text:style-name="Internet_20_link" text:visited-style-name="Visited_20_Internet_20_Link">https://github.com/tamasfoldi/primeng_semanticui</text:a><text:span text:style-name="T27"> github repoban, itt viszont a komponens módosításai nem lesznek érvényesek a </text:span><text:span text:style-name="T28">npm install </text:span><text:span text:style-name="T29">parancs futtatása utá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34:18.537464258</meta:creation-date>
    <dc:date>2016-09-19T10:43:43.772852304</dc:date>
    <meta:editing-duration>PT9M25S</meta:editing-duration>
    <meta:editing-cycles>1</meta:editing-cycles>
    <meta:document-statistic meta:table-count="0" meta:image-count="0" meta:object-count="0" meta:page-count="5" meta:paragraph-count="92" meta:word-count="977" meta:character-count="8248" meta:non-whitespace-character-count="7193"/>
    <meta:generator>LibreOffice/5.0.1.2.0$Linux_X86_64 LibreOffice_project/00m0$Build-2</meta:generator>
  </office:meta>
</office:document-meta>
</file>